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Footnote">
      <style:text-properties fo:language="ru" fo:country="RU"/>
    </style:style>
    <style:style style:name="P14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2"/>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72503662852511721"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5" text:outline-level="2">8. Стыд</text:h>
      <text:p text:style-name="P134"/>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ья остались в прошлом,</text:p><text:p text:style-name="P139">Пустота пришла в мой 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3"/>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9" text:note-class="footnote"><text:note-citation>15</text:note-citation><text:note-body><text:p text:style-name="P138">Когорта <text:span text:style-name="T47">– военное подразделение,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5" text:note-class="footnote"><text:note-citation>16</text:note-citation><text:note-body><text:p text:style-name="P138">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text:span text:style-name="T11">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text:span><text:span text:style-name="T55">угаснешь</text:span><text:span text:style-name="T55">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text:span><text:span text:style-name="T55">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text:span><text:span text:style-name="T55">ТОМ</text:span><text:span text:style-name="T55">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6"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6" text:note-class="footnote"><text:note-citation>17</text:note-citation><text:note-body><text:p text:style-name="P138">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text:soft-page-break/>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text:soft-page-break/>–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20" text:note-class="footnote"><text:note-citation>18</text:note-citation><text:note-body><text:p text:style-name="P138">Центурия <text:span text:style-name="T47">– военное подразделение,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text:soft-page-break/>–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text:soft-page-break/>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text:soft-page-break/>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text:soft-page-break/>–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0" text:note-class="footnote"><text:note-citation>19</text:note-citation><text:note-body><text:p text:style-name="P138">Манипула <text:span text:style-name="T47">– военное подразделение,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text:soft-page-break/>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text:soft-page-break/>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text:soft-page-break/>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text:soft-page-break/></text:p>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text:soft-page-break/>–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text:soft-page-break/>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7"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text:span><text:soft-page-break/><text:span text:style-name="T54">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text:soft-page-break/></text:p>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soft-page-break/>…</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text:soft-page-break/>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text:soft-page-break/>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text:soft-page-break/>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text:soft-page-break/></text:p>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text:soft-page-break/>–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soft-page-break/>…</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text:soft-page-break/>–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text:soft-page-break/>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text:soft-page-break/>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text:soft-page-break/></text:p>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text:soft-page-break/>–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0"><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text:soft-page-break/>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5" text:outline-level="2">2<text:span text:style-name="T1">9</text:span>. Отбытие</text:h>
      <text:p text:style-name="P112"/>
      <text:p text:style-name="P99"><text:span text:style-name="T11">–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oft-page-break/><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text:soft-page-break/>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text:soft-page-break/>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soft-page-break/>…</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oft-page-break/><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5">.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7" text:note-class="footnote"><text:note-citation>20</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text:soft-page-break/></text:p>
      <text:p text:style-name="P99">Я вспомнил события последнего времени<text:span text:style-name="T11">.</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4"><text:soft-page-break/>–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text:soft-page-break/></text:p>
      <text:p text:style-name="P104"><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4"><text:span text:style-name="T17">– </text:span><text:span text:style-name="T47">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4">…</text:p>
      <text:p text:style-name="P104">Факн щит<text:note text:id="ftn18" text:note-class="footnote"><text:note-citation>21</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text:soft-page-break/></text:p>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в качестве решения,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soft-page-break/>~~~</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text:soft-page-break/>–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29">–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text:soft-page-break/>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5T01:10:14.09</dc:date>
    <meta:editing-duration>P145DT16H34M23S</meta:editing-duration>
    <meta:editing-cycles>914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0" meta:paragraph-count="4735" meta:word-count="104980" meta:character-count="667418"/>
  </office:meta>
</office:document-meta>
</file>